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saurabh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2ebf73">1. Ace window</text:a></text:p>
          <text:p text:style-name="Contents_20_1"><text:a xlink:type="simple" xlink:href="#orga82531b">2. Package Manager</text:a></text:p>
          <text:p text:style-name="Contents_20_1"><text:a xlink:type="simple" xlink:href="#org742f5d4">3. Agenda org</text:a></text:p>
          <text:p text:style-name="Contents_20_1"><text:a xlink:type="simple" xlink:href="#org67cd539">4. Align Regex</text:a></text:p>
          <text:p text:style-name="Contents_20_1"><text:a xlink:type="simple" xlink:href="#orgf7c31f9">5. auto pair bracket</text:a></text:p>
          <text:p text:style-name="Contents_20_1"><text:a xlink:type="simple" xlink:href="#orgebf30ca">6. auto-complete</text:a></text:p>
          <text:p text:style-name="Contents_20_1"><text:a xlink:type="simple" xlink:href="#orgb5c6c95">7. Cycle through buffer</text:a></text:p>
          <text:p text:style-name="Contents_20_1"><text:a xlink:type="simple" xlink:href="#org5295966">8. Don't make backup(~) files</text:a></text:p>
          <text:p text:style-name="Contents_20_1"><text:a xlink:type="simple" xlink:href="#org00bf9e8">9. Drag stuff</text:a></text:p>
          <text:p text:style-name="Contents_20_1"><text:a xlink:type="simple" xlink:href="#orgeb1601b">10. Electric space and operator</text:a></text:p>
          <text:p text:style-name="Contents_20_1"><text:a xlink:type="simple" xlink:href="#orgc152119">11. Evil mode</text:a></text:p>
          <text:p text:style-name="Contents_20_1"><text:a xlink:type="simple" xlink:href="#org1bbeeb3">12. flycheck jedi yasnippet</text:a></text:p>
          <text:p text:style-name="Contents_20_1"><text:a xlink:type="simple" xlink:href="#org2217500">13. Haskell Mode</text:a></text:p>
          <text:p text:style-name="Contents_20_1"><text:a xlink:type="simple" xlink:href="#orgcd64315">14. Highlight-line</text:a></text:p>
          <text:p text:style-name="Contents_20_1"><text:a xlink:type="simple" xlink:href="#org2c25f33">15. iedit</text:a></text:p>
          <text:p text:style-name="Contents_20_1"><text:a xlink:type="simple" xlink:href="#org84bb031">16. IRC Clinet</text:a></text:p>
          <text:p text:style-name="Contents_20_1"><text:a xlink:type="simple" xlink:href="#orgf6a951b">17. line numbers</text:a></text:p>
          <text:p text:style-name="Contents_20_1"><text:a xlink:type="simple" xlink:href="#org67d6ebe">18. Magit</text:a></text:p>
          <text:p text:style-name="Contents_20_1"><text:a xlink:type="simple" xlink:href="#org54acb17">19. My key bindings</text:a></text:p>
          <text:p text:style-name="Contents_20_1"><text:a xlink:type="simple" xlink:href="#org4d649b5">20. Open-file-at-cursor</text:a></text:p>
          <text:p text:style-name="Contents_20_1"><text:a xlink:type="simple" xlink:href="#org5e66529">21. org-mode setup</text:a></text:p>
          <text:p text:style-name="Contents_20_1"><text:a xlink:type="simple" xlink:href="#org7e44978">22. Personal key bindings.</text:a></text:p>
          <text:p text:style-name="Contents_20_1"><text:a xlink:type="simple" xlink:href="#org23d9378">23. save place</text:a></text:p>
          <text:p text:style-name="Contents_20_1"><text:a xlink:type="simple" xlink:href="#orgb288744">24. Scroll one line</text:a></text:p>
          <text:p text:style-name="Contents_20_1"><text:a xlink:type="simple" xlink:href="#org27326e2">25. Show parenthesis</text:a></text:p>
          <text:p text:style-name="Contents_20_1"><text:a xlink:type="simple" xlink:href="#org5bf5f2f">26. Swipper and Counsel</text:a></text:p>
          <text:p text:style-name="Contents_20_1"><text:a xlink:type="simple" xlink:href="#org5783399">27. Theme config</text:a></text:p>
          <text:p text:style-name="Contents_20_1"><text:a xlink:type="simple" xlink:href="#org7537017">28. try package</text:a></text:p>
          <text:p text:style-name="Contents_20_1"><text:a xlink:type="simple" xlink:href="#orgfb4a5ed">29. Whick Key</text:a></text:p>
          <text:p text:style-name="Contents_20_1"><text:a xlink:type="simple" xlink:href="#orgdc7c51f">30. Projectile</text:a></text:p>
          <text:p text:style-name="Contents_20_1"><text:a xlink:type="simple" xlink:href="#org4cb9364">31. Yes or No</text:a></text:p>
          <text:p text:style-name="Contents_20_1"><text:a xlink:type="simple" xlink:href="#orga8e5f4e">32. Font</text:a></text:p>
          <text:p text:style-name="Contents_20_1"><text:a xlink:type="simple" xlink:href="#org1f36ae9">33. Tool Bar Hide</text:a></text:p>
        </text:index-body>
      </text:table-of-content>
      <text:h text:style-name="Heading_20_1" text:outline-level="1" text:is-list-header="false">
<text:bookmark-start text:name="OrgXref.org62ebf73"/>
<text:bookmark text:name="org62ebf73"/>Ace window
<text:bookmark-end text:name="OrgXref.org62ebf73"/></text:h>
      <text:p text:style-name="Text_20_body">Ace window configuration.
More help on <text:a xlink:type="simple" xlink:href="https://github.com/abo-abo/ace-window">https://github.com/abo-abo/ace-window</text:a>
</text:p>
      <text:p text:style-name="OrgSrcBlock">(<text:span text:style-name="OrgSrcFontLockKeywordFace">use-package</text:span><text:s/><text:span text:style-name="OrgSrcFontLockConstantFace">ace-window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init</text:span></text:p>
      <text:p text:style-name="OrgSrcBlock"><text:s/><text:s/>(<text:span text:style-name="OrgSrcFontLockKeywordFace">progn</text:span></text:p>
      <text:p text:style-name="OrgSrcBlock"><text:s/><text:s/><text:s/><text:s/>(global-set-key<text:s/>[remap<text:s/>other-window]<text:s/>'ace-window)</text:p>
      <text:p text:style-name="OrgSrcBlock"><text:s/><text:s/><text:s/><text:s/>(custom-set-faces</text:p>
      <text:p text:style-name="OrgSrcBlock"><text:s/><text:s/><text:s/><text:s/><text:s/>'(aw-leading-char-face</text:p>
      <text:p text:style-name="OrgSrcBlock"><text:s/><text:s/><text:s/><text:s/><text:s/><text:s/><text:s/>((t<text:s/>(<text:span text:style-name="OrgSrcFontLockBuiltinFace">:inherit</text:span><text:s/>ace-jump-face-foreground<text:s/><text:span text:style-name="OrgSrcFontLockBuiltinFace">:height</text:span><text:s/>3.0)))))</text:p>
      <text:p text:style-name="OrgSrcBlockLastLine"><text:s/><text:s/><text:s/><text:s/>))</text:p>
      <text:h text:style-name="Heading_20_1" text:outline-level="1" text:is-list-header="false">
<text:bookmark-start text:name="OrgXref.orga82531b"/>
<text:bookmark text:name="orga82531b"/>Package Manager
<text:bookmark-end text:name="OrgXref.orga82531b"/></text:h>
      <text:p text:style-name="Text_20_body">Setting package-archives melpa and package initialization.
</text:p>
      <text:p text:style-name="OrgSrcBlock">(<text:span text:style-name="OrgSrcFontLockKeywordFace">setq</text:span><text:s/>gnutls-algorithm-priority<text:s/><text:span text:style-name="OrgSrcFontLockStringFace">"NORMAL:-VERS-TLS1.3"</text:span>)</text:p>
      <text:p text:style-name="OrgSrcBlock">(<text:span text:style-name="OrgSrcFontLockKeywordFace">require</text:span><text:s/>'<text:span text:style-name="OrgSrcFontLockConstantFace">package</text:span>)</text:p>
      <text:p text:style-name="OrgSrcBlock">(<text:span text:style-name="OrgSrcFontLockKeywordFace">setq</text:span><text:s/>package-enable-at-startup<text:s/>nil)</text:p>
      <text:p text:style-name="OrgSrcBlock">(add-to-list<text:s/>'package-archives</text:p>
      <text:p text:style-name="OrgSrcBlock"><text:tab/>'(<text:span text:style-name="OrgSrcFontLockStringFace">"melpa"</text:span><text:s/>.<text:s/><text:span text:style-name="OrgSrcFontLockStringFace">"https://melpa.org/packages/"</text:span>))</text:p>
      <text:p text:style-name="OrgSrcBlock">(package-initialize)</text:p>
      <text:p text:style-name="OrgSrcBlock">(<text:span text:style-name="OrgSrcFontLockKeywordFace">setq</text:span><text:s/>inhibit-startup-message<text:s/>t)<text:s/><text:span text:style-name="OrgSrcFontLockCommentDelimiterFace">;;<text:s/></text:span><text:span text:style-name="OrgSrcFontLockCommentFace">get<text:s/>rid<text:s/>of<text:s/>startup<text:s/>screen</text:span></text:p>
      <text:p text:style-name="OrgSrcBlock">(<text:span text:style-name="OrgSrcFontLockKeywordFace">unless</text:span><text:s/>(package-installed-p<text:s/>'use-package)</text:p>
      <text:p text:style-name="OrgSrcBlock"><text:s/><text:s/><text:s/><text:s/>(package-refresh-contents)</text:p>
      <text:p text:style-name="OrgSrcBlockLastLine"><text:s/><text:s/><text:s/><text:s/>(package-install<text:s/>'use-package))</text:p>
      <text:h text:style-name="Heading_20_1" text:outline-level="1" text:is-list-header="false">
<text:bookmark-start text:name="OrgXref.org742f5d4"/>
<text:bookmark text:name="org742f5d4"/>Agenda org
<text:bookmark-end text:name="OrgXref.org742f5d4"/></text:h>
      <text:p text:style-name="OrgSrcBlockLastLine">(<text:span text:style-name="OrgSrcFontLockKeywordFace">setq</text:span><text:s/>org-agenda-files<text:s/>(list<text:s/><text:span text:style-name="OrgSrcFontLockStringFace">"~/personal-org"</text:span>))</text:p>
      <text:h text:style-name="Heading_20_1" text:outline-level="1" text:is-list-header="false">
<text:bookmark-start text:name="OrgXref.org67cd539"/>
<text:bookmark text:name="org67cd539"/>Align Regex
<text:bookmark-end text:name="OrgXref.org67cd539"/></text:h>
      <text:p text:style-name="OrgSrcBlock">(<text:span text:style-name="OrgSrcFontLockKeywordFace">defun</text:span><text:s/><text:span text:style-name="OrgSrcFontLockFunctionNameFace">bjm/align-whitespace</text:span><text:s/>(start<text:s/>end)</text:p>
      <text:p text:style-name="OrgSrcBlock"><text:s/><text:s/><text:span text:style-name="OrgSrcFontLockDocFace">"Align<text:s/>columns<text:s/>by<text:s/>whitespace"</text:span>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align-regexp<text:s/>start<text:s/>end</text:p>
      <text:p text:style-name="OrgSrcBlock"><text:tab/><text:tab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\\s-*</text:span><text:span text:style-name="OrgSrcFontLockRegexpGroupingBackslash">\\</text:span><text:span text:style-name="OrgSrcFontLockRegexpGroupingConstruct">)</text:span><text:span text:style-name="OrgSrcFontLockStringFace">\\s-"</text:span><text:s/>1<text:s/>0<text:s/>t))</text:p>
      <text:p text:style-name="OrgSrcBlock"/>
      <text:p text:style-name="OrgSrcBlock">(<text:span text:style-name="OrgSrcFontLockKeywordFace">defun</text:span><text:s/><text:span text:style-name="OrgSrcFontLockFunctionNameFace">bjm/align-&amp;</text:span><text:s/>(start<text:s/>end)</text:p>
      <text:p text:style-name="OrgSrcBlock"><text:s/><text:s/><text:span text:style-name="OrgSrcFontLockDocFace">"Align<text:s/>columns<text:s/>by<text:s/>ampersand"</text:span>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align-regexp<text:s/>start<text:s/>end</text:p>
      <text:p text:style-name="OrgSrcBlockLastLine"><text:tab/><text:tab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\\s-*</text:span><text:span text:style-name="OrgSrcFontLockRegexpGroupingBackslash">\\</text:span><text:span text:style-name="OrgSrcFontLockRegexpGroupingConstruct">)</text:span><text:span text:style-name="OrgSrcFontLockStringFace">&amp;"</text:span><text:s/>1<text:s/>1<text:s/>t))</text:p>
      <text:h text:style-name="Heading_20_1" text:outline-level="1" text:is-list-header="false">
<text:bookmark-start text:name="OrgXref.orgf7c31f9"/>
<text:bookmark text:name="orgf7c31f9"/>auto pair bracket
<text:bookmark-end text:name="OrgXref.orgf7c31f9"/></text:h>
      <text:p text:style-name="Text_20_body">Setting electric pair mode for aut-fill matching bracket.
</text:p>
      <text:p text:style-name="OrgSrcBlockLastLine">(electric-pair-mode)</text:p>
      <text:h text:style-name="Heading_20_1" text:outline-level="1" text:is-list-header="false">
<text:bookmark-start text:name="OrgXref.orgebf30ca"/>
<text:bookmark text:name="orgebf30ca"/>auto-complete
<text:bookmark-end text:name="OrgXref.orgebf30ca"/></text:h>
      <text:p text:style-name="Text_20_body">Auto complete config.
</text:p>
      <text:p text:style-name="OrgSrcBlock">(<text:span text:style-name="OrgSrcFontLockKeywordFace">use-package</text:span><text:s/><text:span text:style-name="OrgSrcFontLockConstantFace">auto-complete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init</text:span></text:p>
      <text:p text:style-name="OrgSrcBlock"><text:s/><text:s/>(<text:span text:style-name="OrgSrcFontLockKeywordFace">progn</text:span></text:p>
      <text:p text:style-name="OrgSrcBlock"><text:s/><text:s/><text:s/><text:s/>(ac-config-default)</text:p>
      <text:p text:style-name="OrgSrcBlock"><text:s/><text:s/><text:s/><text:s/>(global-auto-complete-mode<text:s/>t)</text:p>
      <text:p text:style-name="OrgSrcBlockLastLine"><text:s/><text:s/><text:s/><text:s/>))</text:p>
      <text:h text:style-name="Heading_20_1" text:outline-level="1" text:is-list-header="false">
<text:bookmark-start text:name="OrgXref.orgb5c6c95"/>
<text:bookmark text:name="orgb5c6c95"/>Cycle through buffer
<text:bookmark-end text:name="OrgXref.orgb5c6c95"/></text:h>
      <text:p text:style-name="OrgSrcBlock">(global-set-key<text:s/>(kbd<text:s/><text:span text:style-name="OrgSrcFontLockStringFace">"C-."</text:span>)<text:s/>'other-window)</text:p>
      <text:p text:style-name="OrgSrcBlock">(global-set-key<text:s/>(kbd<text:s/><text:span text:style-name="OrgSrcFontLockStringFace">"C-,"</text:span>)<text:s/>'prev-window)</text:p>
      <text:p text:style-name="OrgSrcBlock"/>
      <text:p text:style-name="OrgSrcBlock">(<text:span text:style-name="OrgSrcFontLockKeywordFace">defun</text:span><text:s/><text:span text:style-name="OrgSrcFontLockFunctionNameFace">prev-window</text:span><text:s/>()</text:p>
      <text:p text:style-name="OrgSrcBlock"><text:s/><text:s/>(<text:span text:style-name="OrgSrcFontLockKeywordFace">interactive</text:span>)</text:p>
      <text:p text:style-name="OrgSrcBlockLastLine"><text:s/><text:s/>(other-window<text:s/>-1))</text:p>
      <text:p text:style-name="OrgSrcBlockLastLine"/>
      <text:h text:style-name="Heading_20_1" text:outline-level="1" text:is-list-header="false">
<text:bookmark-start text:name="OrgXref.org5295966"/>
<text:bookmark text:name="org5295966"/>Don't make backup(~) files
<text:bookmark-end text:name="OrgXref.org5295966"/></text:h>
      <text:p text:style-name="OrgSrcBlock">(<text:span text:style-name="OrgSrcFontLockKeywordFace">defun</text:span><text:s/><text:span text:style-name="OrgSrcFontLockFunctionNameFace">make-backup-file-name</text:span><text:s/>(FILE)</text:p>
      <text:p text:style-name="OrgSrcBlock">(<text:span text:style-name="OrgSrcFontLockKeywordFace">let</text:span><text:s/>((dirname<text:s/>(concat<text:s/><text:span text:style-name="OrgSrcFontLockStringFace">"~/.backups/emacs/"</text:span></text:p>
      <text:p text:style-name="OrgSrcBlock"><text:tab/><text:tab/><text:tab/>(format-time-string<text:s/><text:span text:style-name="OrgSrcFontLockStringFace">"%y/%m/%d/"</text:span>))))</text:p>
      <text:p text:style-name="OrgSrcBlock"><text:s/><text:s/><text:s/><text:s/>(<text:span text:style-name="OrgSrcFontLockKeywordFace">if</text:span><text:s/>(not<text:s/>(file-exists-p<text:s/>dirname))</text:p>
      <text:p text:style-name="OrgSrcBlock"><text:tab/>(make-directory<text:s/>dirname<text:s/>t))</text:p>
      <text:p text:style-name="OrgSrcBlockLastLine"><text:s/><text:s/><text:s/><text:s/>(concat<text:s/>dirname<text:s/>(file-name-nondirectory<text:s/>FILE))))</text:p>
      <text:h text:style-name="Heading_20_1" text:outline-level="1" text:is-list-header="false">
<text:bookmark-start text:name="OrgXref.org00bf9e8"/>
<text:bookmark text:name="org00bf9e8"/>Drag stuff
<text:bookmark-end text:name="OrgXref.org00bf9e8"/></text:h>
      <text:p text:style-name="OrgSrcBlock">(<text:span text:style-name="OrgSrcFontLockKeywordFace">use-package</text:span><text:s/><text:span text:style-name="OrgSrcFontLockConstantFace">drag-stuff</text:span></text:p>
      <text:p text:style-name="OrgSrcBlock"><text:s/><text:s/><text:span text:style-name="OrgSrcFontLockBuiltinFace">:ensure</text:span><text:s/>t</text:p>
      <text:p text:style-name="OrgSrcBlockLastLine"><text:s/><text:s/><text:span text:style-name="OrgSrcFontLockBuiltinFace">:config</text:span><text:s/>(drag-stuff-global-mode))</text:p>
      <text:h text:style-name="Heading_20_1" text:outline-level="1" text:is-list-header="false">
<text:bookmark-start text:name="OrgXref.orgeb1601b"/>
<text:bookmark text:name="orgeb1601b"/>Electric space and operator
<text:bookmark-end text:name="OrgXref.orgeb1601b"/></text:h>
      <text:p text:style-name="OrgSrcBlock">(<text:span text:style-name="OrgSrcFontLockKeywordFace">use-package</text:span><text:s/><text:span text:style-name="OrgSrcFontLockConstantFace">electric-operator</text:span></text:p>
      <text:p text:style-name="OrgSrcBlockLastLine"><text:span text:style-name="OrgSrcFontLockBuiltinFace">:ensure</text:span><text:s/>t)</text:p>
      <text:h text:style-name="Heading_20_1" text:outline-level="1" text:is-list-header="false">
<text:bookmark-start text:name="OrgXref.orgc152119"/>
<text:bookmark text:name="orgc152119"/>Evil mode
<text:bookmark-end text:name="OrgXref.orgc152119"/></text:h>
      <text:p text:style-name="Text_20_body">Haha! Thats what takes me to emacs.
Vi key bindings in emacs.
If you are vi user and shifted to emacs
then this for you(us).
</text:p>
      <text:p text:style-name="OrgSrcBlock">(<text:span text:style-name="OrgSrcFontLockKeywordFace">setq</text:span><text:s/>evil-want-C-i-jump<text:s/>nil)</text:p>
      <text:p text:style-name="OrgSrcBlock">(<text:span text:style-name="OrgSrcFontLockKeywordFace">use-package</text:span><text:s/><text:span text:style-name="OrgSrcFontLockConstantFace">evil</text:span></text:p>
      <text:p text:style-name="OrgSrcBlock"><text:span text:style-name="OrgSrcFontLockBuiltinFace">:ensure</text:span><text:s/>t</text:p>
      <text:p text:style-name="OrgSrcBlock"><text:span text:style-name="OrgSrcFontLockBuiltinFace">:config</text:span></text:p>
      <text:p text:style-name="OrgSrcBlockLastLine">(evil-mode))</text:p>
      <text:h text:style-name="Heading_20_1" text:outline-level="1" text:is-list-header="false">
<text:bookmark-start text:name="OrgXref.org1bbeeb3"/>
<text:bookmark text:name="org1bbeeb3"/>flycheck jedi yasnippet
<text:bookmark-end text:name="OrgXref.org1bbeeb3"/></text:h>
      <text:p text:style-name="Text_20_body">Flycheck for syntax checking in emacs.
Jedi for python development.
Yasnippet for code auto-completion.
</text:p>
      <text:p text:style-name="OrgSrcBlock">(<text:span text:style-name="OrgSrcFontLockKeywordFace">use-package</text:span><text:s/><text:span text:style-name="OrgSrcFontLockConstantFace">flycheck</text:span></text:p>
      <text:p text:style-name="OrgSrcBlock"><text:span text:style-name="OrgSrcFontLockBuiltinFace">:ensure</text:span><text:s/>t</text:p>
      <text:p text:style-name="OrgSrcBlock"><text:span text:style-name="OrgSrcFontLockBuiltinFace">:init</text:span></text:p>
      <text:p text:style-name="OrgSrcBlock">(global-flycheck-mode<text:s/>t))</text:p>
      <text:p text:style-name="OrgSrcBlock"/>
      <text:p text:style-name="OrgSrcBlock">(<text:span text:style-name="OrgSrcFontLockKeywordFace">use-package</text:span><text:s/><text:span text:style-name="OrgSrcFontLockConstantFace">jedi</text:span></text:p>
      <text:p text:style-name="OrgSrcBlock"><text:span text:style-name="OrgSrcFontLockBuiltinFace">:ensure</text:span><text:s/>t</text:p>
      <text:p text:style-name="OrgSrcBlock"><text:span text:style-name="OrgSrcFontLockBuiltinFace">:init</text:span></text:p>
      <text:p text:style-name="OrgSrcBlock">(add-hook<text:s/>'python-mode-hook<text:s/>'jedi:setup)</text:p>
      <text:p text:style-name="OrgSrcBlock">(add-hook<text:s/>'python-mode-hook<text:s/>'jedi:ac-setup))</text:p>
      <text:p text:style-name="OrgSrcBlock"/>
      <text:p text:style-name="OrgSrcBlock"/>
      <text:p text:style-name="OrgSrcBlock">(<text:span text:style-name="OrgSrcFontLockKeywordFace">use-package</text:span><text:s/><text:span text:style-name="OrgSrcFontLockConstantFace">yasnippet</text:span></text:p>
      <text:p text:style-name="OrgSrcBlock"><text:span text:style-name="OrgSrcFontLockBuiltinFace">:ensure</text:span><text:s/>t</text:p>
      <text:p text:style-name="OrgSrcBlock"><text:span text:style-name="OrgSrcFontLockBuiltinFace">:init</text:span></text:p>
      <text:p text:style-name="OrgSrcBlockLastLine">(yas-global-mode<text:s/>1))</text:p>
      <text:h text:style-name="Heading_20_1" text:outline-level="1" text:is-list-header="false">
<text:bookmark-start text:name="OrgXref.org2217500"/>
<text:bookmark text:name="org2217500"/>Haskell Mode
<text:bookmark-end text:name="OrgXref.org2217500"/></text:h>
      <text:p text:style-name="OrgSrcBlock">(eval-after-load<text:s/>'haskell<text:s/></text:p>
      <text:p text:style-name="OrgSrcBlock"><text:tab/><text:tab/><text:s/><text:s/>'(lambda<text:s/>()<text:s/>(local-set-key<text:s/>(kbd<text:s/><text:span text:style-name="OrgSrcFontLockStringFace">"M<text:s/>1"</text:span>)<text:s/>#'haskell-mode-show-type-at)))</text:p>
      <text:p text:style-name="OrgSrcBlock">(add-hook<text:s/>'haskell-mode-hook<text:s/>'turn-on-haskell-doc-mode)</text:p>
      <text:p text:style-name="OrgSrcBlock">(add-hook<text:s/>'haskell-mode-hook<text:s/>'turn-on-haskell-indentation)</text:p>
      <text:p text:style-name="OrgSrcBlock">(add-hook<text:s/>'haskell-mode-hook<text:s/>'interactive-haskell-mode)</text:p>
      <text:p text:style-name="OrgSrcBlockLastLine">(custom-set-variables<text:s/>'(haskell-stylish-on-save<text:s/>t))</text:p>
      <text:h text:style-name="Heading_20_1" text:outline-level="1" text:is-list-header="false">
<text:bookmark-start text:name="OrgXref.orgcd64315"/>
<text:bookmark text:name="orgcd64315"/>Highlight-line
<text:bookmark-end text:name="OrgXref.orgcd64315"/></text:h>
      <text:p text:style-name="OrgSrcBlock">(global-hl-line-mode<text:s/>1)</text:p>
      <text:p text:style-name="OrgSrcBlock">(set-face-background<text:s/>'hl-line<text:s/><text:span text:style-name="OrgSrcFontLockStringFace">"#3e4446"</text:span>)</text:p>
      <text:p text:style-name="OrgSrcBlockLastLine">(set-face-foreground<text:s/>'highlight<text:s/>nil)</text:p>
      <text:h text:style-name="Heading_20_1" text:outline-level="1" text:is-list-header="false">
<text:bookmark-start text:name="OrgXref.org2c25f33"/>
<text:bookmark text:name="org2c25f33"/>iedit
<text:bookmark-end text:name="OrgXref.org2c25f33"/></text:h>
      <text:p text:style-name="OrgSrcBlock">(<text:span text:style-name="OrgSrcFontLockKeywordFace">use-package</text:span><text:s/><text:span text:style-name="OrgSrcFontLockConstantFace">iedit</text:span></text:p>
      <text:p text:style-name="OrgSrcBlock"><text:span text:style-name="OrgSrcFontLockBuiltinFace">:ensure</text:span><text:s/>t)</text:p>
      <text:p text:style-name="OrgSrcBlock"/>
      <text:p text:style-name="OrgSrcBlock">(<text:span text:style-name="OrgSrcFontLockKeywordFace">defun</text:span><text:s/><text:span text:style-name="OrgSrcFontLockFunctionNameFace">iedit-dwim</text:span><text:s/>(arg)</text:p>
      <text:p text:style-name="OrgSrcBlock"><text:span text:style-name="OrgSrcFontLockDocFace">"Starts<text:s/>iedit<text:s/>but<text:s/>uses<text:s/>\\[</text:span><text:span text:style-name="OrgSrcFontLockConstantFace">narrow-to-defun</text:span><text:span text:style-name="OrgSrcFontLockDocFace">]<text:s/>to<text:s/>limit<text:s/>its<text:s/>scope."</text:span></text:p>
      <text:p text:style-name="OrgSrcBlock">(<text:span text:style-name="OrgSrcFontLockKeywordFace">interactive</text:span><text:s/><text:span text:style-name="OrgSrcFontLockStringFace">"P"</text:span>)</text:p>
      <text:p text:style-name="OrgSrcBlock">(<text:span text:style-name="OrgSrcFontLockKeywordFace">if</text:span><text:s/>arg</text:p>
      <text:p text:style-name="OrgSrcBlock"><text:s/><text:s/><text:s/><text:s/>(iedit-mode)</text:p>
      <text:p text:style-name="OrgSrcBlock"><text:s/><text:s/><text:s/><text:s/>(<text:span text:style-name="OrgSrcFontLockKeywordFace">save-excursion</text:span></text:p>
      <text:p text:style-name="OrgSrcBlock"><text:s/><text:s/><text:s/><text:s/>(<text:span text:style-name="OrgSrcFontLockKeywordFace">save-restriction</text:span></text:p>
      <text:p text:style-name="OrgSrcBlock"><text:tab/>(widen)</text:p>
      <text:p text:style-name="OrgSrcBlock"><text:tab/><text:span text:style-name="OrgSrcFontLockCommentDelimiterFace">;;<text:s/></text:span><text:span text:style-name="OrgSrcFontLockCommentFace">this<text:s/>function<text:s/>determines<text:s/>the<text:s/>scope<text:s/>of<text:s/>`</text:span><text:span text:style-name="OrgSrcFontLockConstantFace">iedit-start</text:span><text:span text:style-name="OrgSrcFontLockCommentFace">'.</text:span></text:p>
      <text:p text:style-name="OrgSrcBlock"><text:tab/>(<text:span text:style-name="OrgSrcFontLockKeywordFace">if</text:span><text:s/>iedit-mode</text:p>
      <text:p text:style-name="OrgSrcBlock"><text:tab/><text:s/><text:s/><text:s/><text:s/>(iedit-done)</text:p>
      <text:p text:style-name="OrgSrcBlock"><text:tab/><text:span text:style-name="OrgSrcFontLockCommentDelimiterFace">;;<text:s/></text:span><text:span text:style-name="OrgSrcFontLockCommentFace">`</text:span><text:span text:style-name="OrgSrcFontLockConstantFace">current-word</text:span><text:span text:style-name="OrgSrcFontLockCommentFace">'<text:s/>can<text:s/>of<text:s/>course<text:s/>be<text:s/>replaced<text:s/>by<text:s/>other</text:span></text:p>
      <text:p text:style-name="OrgSrcBlock"><text:tab/><text:span text:style-name="OrgSrcFontLockCommentDelimiterFace">;;<text:s/></text:span><text:span text:style-name="OrgSrcFontLockCommentFace">functions.</text:span></text:p>
      <text:p text:style-name="OrgSrcBlock"><text:tab/>(narrow-to-defun)</text:p>
      <text:p text:style-name="OrgSrcBlock"><text:tab/>(iedit-start<text:s/>(current-word)<text:s/>(point-min)<text:s/>(point-max)))))))</text:p>
      <text:p text:style-name="OrgSrcBlock"/>
      <text:p text:style-name="OrgSrcBlock"/>
      <text:p text:style-name="OrgSrcBlock"/>
      <text:p text:style-name="OrgSrcBlockLastLine">(global-set-key<text:s/>(kbd<text:s/><text:span text:style-name="OrgSrcFontLockStringFace">"C-;"</text:span>)<text:s/>'iedit-dwim)</text:p>
      <text:h text:style-name="Heading_20_1" text:outline-level="1" text:is-list-header="false">
<text:bookmark-start text:name="OrgXref.org84bb031"/>
<text:bookmark text:name="org84bb031"/>IRC Clinet
<text:bookmark-end text:name="OrgXref.org84bb031"/></text:h>
      <text:p text:style-name="Text_20_body">ERC - emacs IRC client
</text:p>
      <text:p text:style-name="OrgSrcBlockLastLine">(<text:span text:style-name="OrgSrcFontLockKeywordFace">require</text:span><text:s/>'<text:span text:style-name="OrgSrcFontLockConstantFace">erc</text:span>)</text:p>
      <text:h text:style-name="Heading_20_1" text:outline-level="1" text:is-list-header="false">
<text:bookmark-start text:name="OrgXref.orgf6a951b"/>
<text:bookmark text:name="orgf6a951b"/>line numbers
<text:bookmark-end text:name="OrgXref.orgf6a951b"/></text:h>
      <text:p text:style-name="Text_20_body">Setting linum mode for showing line numbers with
some fancy delimeters.
</text:p>
      <text:p text:style-name="OrgSrcBlock">(global-linum-mode<text:s/>t)</text:p>
      <text:p text:style-name="OrgSrcBlockLastLine">(<text:span text:style-name="OrgSrcFontLockKeywordFace">setq</text:span><text:s/>linum-format<text:s/><text:span text:style-name="OrgSrcFontLockStringFace">"%2d<text:s/>\u2502"</text:span>)</text:p>
      <text:h text:style-name="Heading_20_1" text:outline-level="1" text:is-list-header="false">
<text:bookmark-start text:name="OrgXref.org67d6ebe"/>
<text:bookmark text:name="org67d6ebe"/>Magit
<text:bookmark-end text:name="OrgXref.org67d6ebe"/></text:h>
      <text:p text:style-name="OrgSrcBlock">(<text:span text:style-name="OrgSrcFontLockKeywordFace">use-package</text:span><text:s/><text:span text:style-name="OrgSrcFontLockConstantFace">magit</text:span></text:p>
      <text:p text:style-name="OrgSrcBlockLastLine"><text:span text:style-name="OrgSrcFontLockBuiltinFace">:ensure</text:span><text:s/>t)</text:p>
      <text:h text:style-name="Heading_20_1" text:outline-level="1" text:is-list-header="false">
<text:bookmark-start text:name="OrgXref.org54acb17"/>
<text:bookmark text:name="org54acb17"/>My key bindings
<text:bookmark-end text:name="OrgXref.org54acb17"/></text:h>
      <text:h text:style-name="Heading_20_1" text:outline-level="1" text:is-list-header="false">
<text:bookmark-start text:name="OrgXref.org4d649b5"/>
<text:bookmark text:name="org4d649b5"/>Open-file-at-cursor
<text:bookmark-end text:name="OrgXref.org4d649b5"/></text:h>
      <text:p text:style-name="Text_20_body">Function to open a file at a cursor but without prompting for
yes or no.
</text:p>
      <text:p text:style-name="OrgSrcBlock">(<text:span text:style-name="OrgSrcFontLockKeywordFace">defun</text:span><text:s/><text:span text:style-name="OrgSrcFontLockFunctionNameFace">xah-open-file-at-cursor</text:span><text:s/>()</text:p>
      <text:p text:style-name="OrgSrcBlock"><text:span text:style-name="OrgSrcFontLockDocFace">"Open<text:s/>the<text:s/>file<text:s/>path<text:s/>under<text:s/>cursor.</text:span></text:p>
      <text:p text:style-name="OrgSrcBlock"><text:span text:style-name="OrgSrcFontLockDocFace">Using<text:s/>given<text:s/>emacs<text:s/>function<text:s/>find-file-at-point<text:s/>but<text:s/>without<text:s/>prompt"</text:span></text:p>
      <text:p text:style-name="OrgSrcBlock">(<text:span text:style-name="OrgSrcFontLockKeywordFace">interactive</text:span>)</text:p>
      <text:p text:style-name="OrgSrcBlock">(<text:span text:style-name="OrgSrcFontLockKeywordFace">let</text:span><text:s/>((-path<text:s/>(<text:span text:style-name="OrgSrcFontLockKeywordFace">if</text:span><text:s/>(use-region-p)</text:p>
      <text:p text:style-name="OrgSrcBlock"><text:tab/><text:tab/>(buffer-substring-no-properties<text:s/>(region-beginning)<text:s/>(region-end))</text:p>
      <text:p text:style-name="OrgSrcBlock"><text:tab/><text:tab/>(<text:span text:style-name="OrgSrcFontLockKeywordFace">let</text:span><text:s/>(p0<text:s/>p1<text:s/>p2)</text:p>
      <text:p text:style-name="OrgSrcBlock"><text:tab/><text:tab/>(<text:span text:style-name="OrgSrcFontLockKeywordFace">setq</text:span><text:s/>p0<text:s/>(point))</text:p>
      <text:p text:style-name="OrgSrcBlock"><text:tab/><text:tab/><text:span text:style-name="OrgSrcFontLockCommentDelimiterFace">;;<text:s/></text:span><text:span text:style-name="OrgSrcFontLockCommentFace">chars<text:s/>that<text:s/>are<text:s/>likely<text:s/>to<text:s/>be<text:s/>delimiters<text:s/>of<text:s/>full<text:s/>path,<text:s/>e.g.<text:s/>space,<text:s/>tabs,<text:s/>brakets.</text:span></text:p>
      <text:p text:style-name="OrgSrcBlock"><text:tab/><text:tab/>(skip-chars-backward<text:s/><text:span text:style-name="OrgSrcFontLockStringFace">"^<text:s/><text:s/>\"\t\n`'|()[]{}&lt;&gt;〔〕“”〈〉《》【】〖〗«»‹›·。\\`"</text:span>)</text:p>
      <text:p text:style-name="OrgSrcBlock"><text:tab/><text:tab/>(<text:span text:style-name="OrgSrcFontLockKeywordFace">setq</text:span><text:s/>p1<text:s/>(point))</text:p>
      <text:p text:style-name="OrgSrcBlock"><text:tab/><text:tab/>(goto-char<text:s/>p0)</text:p>
      <text:p text:style-name="OrgSrcBlock"><text:tab/><text:tab/>(skip-chars-forward<text:s/><text:span text:style-name="OrgSrcFontLockStringFace">"^<text:s/><text:s/>\"\t\n`'|()[]{}&lt;&gt;〔〕“”〈〉《》【】〖〗«»‹›·。\\'"</text:span>)</text:p>
      <text:p text:style-name="OrgSrcBlock"><text:tab/><text:tab/>(<text:span text:style-name="OrgSrcFontLockKeywordFace">setq</text:span><text:s/>p2<text:s/>(point))</text:p>
      <text:p text:style-name="OrgSrcBlock"><text:tab/><text:tab/>(goto-char<text:s/>p0)</text:p>
      <text:p text:style-name="OrgSrcBlock"><text:tab/><text:tab/>(buffer-substring-no-properties<text:s/>p1<text:s/>p2)))))</text:p>
      <text:p text:style-name="OrgSrcBlock"><text:s/><text:s/><text:s/><text:s/>(<text:span text:style-name="OrgSrcFontLockKeywordFace">if</text:span><text:s/>(string-match-p<text:s/><text:span text:style-name="OrgSrcFontLockStringFace">"\\`https?://"</text:span><text:s/>-path)</text:p>
      <text:p text:style-name="OrgSrcBlock"><text:tab/>(browse-url<text:s/>-path)</text:p>
      <text:p text:style-name="OrgSrcBlock"><text:s/><text:s/><text:s/><text:s/>(<text:span text:style-name="OrgSrcFontLockKeywordFace">progn</text:span><text:s/><text:span text:style-name="OrgSrcFontLockCommentDelimiterFace">;<text:s/></text:span><text:span text:style-name="OrgSrcFontLockCommentFace">not<text:s/>starting<text:s/>“http://”</text:span></text:p>
      <text:p text:style-name="OrgSrcBlock"><text:tab/>(<text:span text:style-name="OrgSrcFontLockKeywordFace">if</text:span><text:s/>(string-match<text:s/><text:span text:style-name="OrgSrcFontLockStringFace">"^\\`</text:span><text:span text:style-name="OrgSrcFontLockRegexpGroupingBackslash">\\</text:span><text:span text:style-name="OrgSrcFontLockRegexpGroupingConstruct">(</text:span><text:span text:style-name="OrgSrcFontLockStringFace">.+?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9]+</text:span><text:span text:style-name="OrgSrcFontLockRegexpGroupingBackslash">\\</text:span><text:span text:style-name="OrgSrcFontLockRegexpGroupingConstruct">)</text:span><text:span text:style-name="OrgSrcFontLockStringFace">\\'"</text:span><text:s/>-path)</text:p>
      <text:p text:style-name="OrgSrcBlock"><text:tab/><text:s/><text:s/><text:s/><text:s/>(<text:span text:style-name="OrgSrcFontLockKeywordFace">progn</text:span></text:p>
      <text:p text:style-name="OrgSrcBlock"><text:tab/><text:s/><text:s/><text:s/><text:s/>(<text:span text:style-name="OrgSrcFontLockKeywordFace">let</text:span><text:s/>(</text:p>
      <text:p text:style-name="OrgSrcBlock"><text:tab/><text:tab/><text:s/><text:s/><text:s/><text:s/>(-fpath<text:s/>(match-string<text:s/>1<text:s/>-path))</text:p>
      <text:p text:style-name="OrgSrcBlock"><text:tab/><text:tab/><text:s/><text:s/><text:s/><text:s/>(-line-num<text:s/>(string-to-number<text:s/>(match-string<text:s/>2<text:s/>-path))))</text:p>
      <text:p text:style-name="OrgSrcBlock"><text:tab/><text:tab/>(<text:span text:style-name="OrgSrcFontLockKeywordFace">if</text:span><text:s/>(file-exists-p<text:s/>-fpath)</text:p>
      <text:p text:style-name="OrgSrcBlock"><text:tab/><text:tab/><text:s/><text:s/><text:s/><text:s/>(<text:span text:style-name="OrgSrcFontLockKeywordFace">progn</text:span></text:p>
      <text:p text:style-name="OrgSrcBlock"><text:tab/><text:tab/><text:s/><text:s/><text:s/><text:s/>(find-file<text:s/>-fpath)</text:p>
      <text:p text:style-name="OrgSrcBlock"><text:tab/><text:tab/><text:s/><text:s/><text:s/><text:s/>(goto-char<text:s/>1)</text:p>
      <text:p text:style-name="OrgSrcBlock"><text:tab/><text:tab/><text:s/><text:s/><text:s/><text:s/>(forward-line<text:s/>(1-<text:s/>-line-num)))</text:p>
      <text:p text:style-name="OrgSrcBlock"><text:tab/><text:tab/>(<text:span text:style-name="OrgSrcFontLockKeywordFace">progn</text:span></text:p>
      <text:p text:style-name="OrgSrcBlock"><text:tab/><text:tab/><text:s/><text:s/><text:s/><text:s/>(<text:span text:style-name="OrgSrcFontLockKeywordFace">when</text:span><text:s/>(y-or-n-p<text:s/>(format<text:s/><text:span text:style-name="OrgSrcFontLockStringFace">"file<text:s/>doesn't<text:s/>exist:<text:s/>「%s」.<text:s/>Create?"</text:span><text:s/>-fpath))</text:p>
      <text:p text:style-name="OrgSrcBlock"><text:tab/><text:tab/><text:s/><text:s/><text:s/><text:s/>(find-file<text:s/>-fpath))))))</text:p>
      <text:p text:style-name="OrgSrcBlock"><text:tab/>(<text:span text:style-name="OrgSrcFontLockKeywordFace">progn</text:span></text:p>
      <text:p text:style-name="OrgSrcBlock"><text:tab/><text:s/><text:s/><text:s/><text:s/>(<text:span text:style-name="OrgSrcFontLockKeywordFace">if</text:span><text:s/>(file-exists-p<text:s/>-path)</text:p>
      <text:p text:style-name="OrgSrcBlock"><text:tab/><text:tab/>(find-file<text:s/>-path)</text:p>
      <text:p text:style-name="OrgSrcBlock"><text:tab/><text:s/><text:s/><text:s/><text:s/>(<text:span text:style-name="OrgSrcFontLockKeywordFace">if</text:span><text:s/>(file-exists-p<text:s/>(concat<text:s/>-path<text:s/><text:span text:style-name="OrgSrcFontLockStringFace">".el"</text:span>))</text:p>
      <text:p text:style-name="OrgSrcBlock"><text:tab/><text:tab/>(find-file<text:s/>(concat<text:s/>-path<text:s/><text:span text:style-name="OrgSrcFontLockStringFace">".el"</text:span>))</text:p>
      <text:p text:style-name="OrgSrcBlock"><text:tab/><text:tab/>(<text:span text:style-name="OrgSrcFontLockKeywordFace">when</text:span><text:s/>(y-or-n-p<text:s/>(format<text:s/><text:span text:style-name="OrgSrcFontLockStringFace">"file<text:s/>doesn't<text:s/>exist:<text:s/>「%s」.<text:s/>Create?"</text:span><text:s/>-path))</text:p>
      <text:p text:style-name="OrgSrcBlockLastLine"><text:tab/><text:tab/>(find-file<text:s/>-path<text:s/>))))))))))</text:p>
      <text:h text:style-name="Heading_20_1" text:outline-level="1" text:is-list-header="false">
<text:bookmark-start text:name="OrgXref.org5e66529"/>
<text:bookmark text:name="org5e66529"/>org-mode setup
<text:bookmark-end text:name="OrgXref.org5e66529"/></text:h>
      <text:p text:style-name="Text_20_body">Ensuring org mode.
</text:p>
      <text:p text:style-name="OrgSrcBlock">(<text:span text:style-name="OrgSrcFontLockKeywordFace">use-package</text:span><text:s/><text:span text:style-name="OrgSrcFontLockConstantFace">org</text:span></text:p>
      <text:p text:style-name="OrgSrcBlockLastLine"><text:span text:style-name="OrgSrcFontLockBuiltinFace">:ensure</text:span><text:s/>t)</text:p>
      <text:p text:style-name="Text_20_body">I want to see bullets instead of asterisks in org mode.
</text:p>
      <text:p text:style-name="OrgSrcBlock">(<text:span text:style-name="OrgSrcFontLockKeywordFace">use-package</text:span><text:s/><text:span text:style-name="OrgSrcFontLockConstantFace">org-bullets</text:span></text:p>
      <text:p text:style-name="OrgSrcBlock"><text:span text:style-name="OrgSrcFontLockBuiltinFace">:ensure</text:span><text:s/>t</text:p>
      <text:p text:style-name="OrgSrcBlock"><text:span text:style-name="OrgSrcFontLockBuiltinFace">:config</text:span></text:p>
      <text:p text:style-name="OrgSrcBlockLastLine">(add-hook<text:s/>'org-mode-hook<text:s/>(<text:span text:style-name="OrgSrcFontLockKeywordFace">lambda</text:span><text:s/>()<text:s/>(org-bullets-mode<text:s/>1))))</text:p>
      <text:p text:style-name="Text_20_body">Loading language interpreters to org-mode as org-load-languages
</text:p>
      <text:p text:style-name="OrgSrcBlock">(org-babel-do-load-languages</text:p>
      <text:p text:style-name="OrgSrcBlock">'org-babel-load-languages</text:p>
      <text:p text:style-name="OrgSrcBlockLastLine">'((python<text:s/>.<text:s/>t)))</text:p>
      <text:p text:style-name="OrgSrcBlock">(<text:span text:style-name="OrgSrcFontLockKeywordFace">setq</text:span><text:s/>org-todo-keyword-faces</text:p>
      <text:p text:style-name="OrgSrcBlock"><text:s/><text:s/><text:s/><text:s/><text:s/><text:s/>'(</text:p>
      <text:p text:style-name="OrgSrcBlock"><text:tab/>(<text:span text:style-name="OrgSrcFontLockStringFace">"WORKING"</text:span><text:s/>.<text:s/>(<text:span text:style-name="OrgSrcFontLockBuiltinFace">:foreground</text:span><text:s/><text:span text:style-name="OrgSrcFontLockStringFace">"blue"</text:span><text:s/><text:span text:style-name="OrgSrcFontLockBuiltinFace">:weight</text:span><text:s/>bold))</text:p>
      <text:p text:style-name="OrgSrcBlock"><text:tab/>(<text:span text:style-name="OrgSrcFontLockStringFace">"IF-TIME"</text:span><text:s/>.<text:s/>(<text:span text:style-name="OrgSrcFontLockBuiltinFace">:foreground</text:span><text:s/><text:span text:style-name="OrgSrcFontLockStringFace">"yellow"</text:span><text:s/><text:span text:style-name="OrgSrcFontLockBuiltinFace">:weight</text:span><text:s/>bold))</text:p>
      <text:p text:style-name="OrgSrcBlock"><text:tab/>(<text:span text:style-name="OrgSrcFontLockStringFace">"NOT-REPRO"</text:span><text:s/>.<text:s/>(<text:span text:style-name="OrgSrcFontLockBuiltinFace">:foreground</text:span><text:s/><text:span text:style-name="OrgSrcFontLockStringFace">"purple"</text:span><text:s/><text:span text:style-name="OrgSrcFontLockBuiltinFace">:weight</text:span><text:s/>bold))</text:p>
      <text:p text:style-name="OrgSrcBlockLastLine"><text:tab/>))</text:p>
      <text:h text:style-name="Heading_20_1" text:outline-level="1" text:is-list-header="false">
<text:bookmark-start text:name="OrgXref.org7e44978"/>
<text:bookmark text:name="org7e44978"/>Personal key bindings.
<text:bookmark-end text:name="OrgXref.org7e44978"/></text:h>
      <text:p text:style-name="OrgSrcBlock"/>
      <text:p text:style-name="OrgSrcBlock">(<text:span text:style-name="OrgSrcFontLockKeywordFace">defun</text:span><text:s/><text:span text:style-name="OrgSrcFontLockFunctionNameFace">load-emacs-org</text:span><text:s/>()<text:s/>(<text:span text:style-name="OrgSrcFontLockKeywordFace">interactive</text:span>)<text:s/>(find-file<text:s/><text:span text:style-name="OrgSrcFontLockStringFace">"~/.emacs.d/emacs.org"</text:span>))</text:p>
      <text:p text:style-name="OrgSrcBlock">(<text:span text:style-name="OrgSrcFontLockKeywordFace">defun</text:span><text:s/><text:span text:style-name="OrgSrcFontLockFunctionNameFace">electric-modes</text:span><text:s/>()</text:p>
      <text:p text:style-name="OrgSrcBlock"><text:s/><text:s/><text:s/><text:s/>(<text:span text:style-name="OrgSrcFontLockKeywordFace">interactive</text:span>)</text:p>
      <text:p text:style-name="OrgSrcBlock"><text:s/><text:s/><text:s/><text:s/>(electric-spacing-mode<text:s/>t)</text:p>
      <text:p text:style-name="OrgSrcBlock"><text:s/><text:s/><text:s/><text:s/>(electric-operator-mode<text:s/>t))</text:p>
      <text:p text:style-name="OrgSrcBlock">(global-set-key<text:s/>(kbd<text:s/><text:span text:style-name="OrgSrcFontLockStringFace">"C-c<text:s/>a"</text:span>)<text:s/>'org-agenda)<text:s/><text:span text:style-name="OrgSrcFontLockCommentDelimiterFace">;;</text:span><text:span text:style-name="OrgSrcFontLockCommentFace">get<text:s/>agenda<text:s/>in<text:s/>org<text:s/>mode</text:span></text:p>
      <text:p text:style-name="OrgSrcBlock">(global-set-key<text:s/>(kbd<text:s/><text:span text:style-name="OrgSrcFontLockStringFace">"C-c<text:s/>f"</text:span>)<text:s/>'xah-open-file-at-cursor)<text:s/><text:span text:style-name="OrgSrcFontLockCommentDelimiterFace">;;<text:s/></text:span><text:span text:style-name="OrgSrcFontLockCommentFace">open<text:s/>file<text:s/>under<text:s/>cursor</text:span></text:p>
      <text:p text:style-name="OrgSrcBlock">(global-set-key<text:s/>(kbd<text:s/><text:span text:style-name="OrgSrcFontLockStringFace">"M-f"</text:span>)<text:s/>'comint-dynamic-complete-filename)<text:s/><text:span text:style-name="OrgSrcFontLockCommentDelimiterFace">;;<text:s/></text:span><text:span text:style-name="OrgSrcFontLockCommentFace">complete<text:s/>file-path</text:span></text:p>
      <text:p text:style-name="OrgSrcBlock">(global-set-key<text:s/>(kbd<text:s/><text:span text:style-name="OrgSrcFontLockStringFace">"C-c<text:s/>C-g"</text:span>)<text:s/>'load-emacs-org)</text:p>
      <text:p text:style-name="OrgSrcBlock">(global-set-key<text:s/>(kbd<text:s/><text:span text:style-name="OrgSrcFontLockStringFace">"C-x<text:s/>C-g"</text:span>)<text:s/>'electric-modes)<text:s/></text:p>
      <text:p text:style-name="OrgSrcBlock">(global-set-key<text:s/>(kbd<text:s/><text:span text:style-name="OrgSrcFontLockStringFace">"C-+"</text:span>)<text:s/>'text-scale-increase)</text:p>
      <text:p text:style-name="OrgSrcBlock">(global-set-key<text:s/>(kbd<text:s/><text:span text:style-name="OrgSrcFontLockStringFace">"C--"</text:span>)<text:s/>'text-scale-decrease)</text:p>
      <text:p text:style-name="OrgSrcBlock">(global-set-key<text:s/>(kbd<text:s/><text:span text:style-name="OrgSrcFontLockStringFace">"C-c<text:s/>o"</text:span>)<text:s/>(<text:span text:style-name="OrgSrcFontLockKeywordFace">lambda</text:span>()<text:s/>(<text:span text:style-name="OrgSrcFontLockKeywordFace">interactive</text:span>)(find-file<text:s/><text:span text:style-name="OrgSrcFontLockStringFace">"~/personal-org/"</text:span>)))</text:p>
      <text:p text:style-name="OrgSrcBlock">(global-set-key<text:s/>(kbd<text:s/><text:span text:style-name="OrgSrcFontLockStringFace">"C-S-p"</text:span>)<text:s/>'yank)</text:p>
      <text:p text:style-name="OrgSrcBlock"/>
      <text:p text:style-name="OrgSrcBlock">(<text:span text:style-name="OrgSrcFontLockKeywordFace">use-package</text:span><text:s/><text:span text:style-name="OrgSrcFontLockConstantFace">bind-key</text:span></text:p>
      <text:p text:style-name="OrgSrcBlock"><text:s/><text:s/><text:s/><text:s/><text:span text:style-name="OrgSrcFontLockBuiltinFace">:ensure</text:span><text:s/>t)</text:p>
      <text:p text:style-name="OrgSrcBlock">(<text:span text:style-name="OrgSrcFontLockKeywordFace">bind-key</text:span><text:s/><text:span text:style-name="OrgSrcFontLockStringFace">"M-7"</text:span><text:s/>'linum-mode)</text:p>
      <text:p text:style-name="OrgSrcBlock">(<text:span text:style-name="OrgSrcFontLockKeywordFace">bind-key</text:span><text:s/><text:span text:style-name="OrgSrcFontLockStringFace">"M-k"</text:span><text:s/>'kill-this-buffer)</text:p>
      <text:p text:style-name="OrgSrcBlock">(<text:span text:style-name="OrgSrcFontLockKeywordFace">bind-key</text:span><text:s/><text:span text:style-name="OrgSrcFontLockStringFace">"M-1"</text:span><text:s/>'delete-other-windows)</text:p>
      <text:p text:style-name="OrgSrcBlock">(<text:span text:style-name="OrgSrcFontLockKeywordFace">bind-key</text:span><text:s/><text:span text:style-name="OrgSrcFontLockStringFace">"M-g"</text:span><text:s/>'google)</text:p>
      <text:p text:style-name="OrgSrcBlock">(<text:span text:style-name="OrgSrcFontLockKeywordFace">bind-key</text:span><text:s/><text:span text:style-name="OrgSrcFontLockStringFace">"C-c<text:s/>n"</text:span><text:s/>'clean-up-buffer-or-region)</text:p>
      <text:p text:style-name="OrgSrcBlock">(<text:span text:style-name="OrgSrcFontLockKeywordFace">bind-key</text:span><text:s/><text:span text:style-name="OrgSrcFontLockStringFace">"C-c<text:s/>s"</text:span><text:s/>'swap_windows)</text:p>
      <text:p text:style-name="OrgSrcBlock">(<text:span text:style-name="OrgSrcFontLockKeywordFace">bind-key</text:span><text:s/><text:span text:style-name="OrgSrcFontLockStringFace">"M-j"</text:span><text:s/>'join-line-or-lines-in-region)</text:p>
      <text:p text:style-name="OrgSrcBlock">(<text:span text:style-name="OrgSrcFontLockKeywordFace">bind-key</text:span><text:s/><text:span text:style-name="OrgSrcFontLockStringFace">"&lt;M-up&gt;"</text:span><text:s/>'drag-stuff-up)</text:p>
      <text:p text:style-name="OrgSrcBlock">(<text:span text:style-name="OrgSrcFontLockKeywordFace">bind-key</text:span><text:s/><text:span text:style-name="OrgSrcFontLockStringFace">"M-`"</text:span><text:s/>'other-window)</text:p>
      <text:p text:style-name="OrgSrcBlock">(<text:span text:style-name="OrgSrcFontLockKeywordFace">bind-key</text:span><text:s/><text:span text:style-name="OrgSrcFontLockStringFace">"&lt;M-down&gt;"</text:span><text:s/>'drag-stuff-down)</text:p>
      <text:p text:style-name="OrgSrcBlock">(<text:span text:style-name="OrgSrcFontLockKeywordFace">bind-key</text:span><text:s/><text:span text:style-name="OrgSrcFontLockStringFace">"&lt;M-left&gt;"</text:span><text:s/>'next-buffer)</text:p>
      <text:p text:style-name="OrgSrcBlockLastLine">(<text:span text:style-name="OrgSrcFontLockKeywordFace">bind-key</text:span><text:s/><text:span text:style-name="OrgSrcFontLockStringFace">"&lt;M-right&gt;"</text:span><text:s/>'previous-buffer)</text:p>
      <text:p text:style-name="OrgSrcBlockLastLine"/>
      <text:p text:style-name="OrgSrcBlockLastLine"/>
      <text:h text:style-name="Heading_20_1" text:outline-level="1" text:is-list-header="false">
<text:bookmark-start text:name="OrgXref.org23d9378"/>
<text:bookmark text:name="org23d9378"/>save place
<text:bookmark-end text:name="OrgXref.org23d9378"/></text:h>
      <text:p text:style-name="Text_20_body">Remember last position in a file.
</text:p>
      <text:p text:style-name="OrgSrcBlock">(<text:span text:style-name="OrgSrcFontLockKeywordFace">use-package</text:span><text:s/><text:span text:style-name="OrgSrcFontLockConstantFace">saveplace</text:span></text:p>
      <text:p text:style-name="OrgSrcBlock"><text:span text:style-name="OrgSrcFontLockBuiltinFace">:ensure</text:span><text:s/>t</text:p>
      <text:p text:style-name="OrgSrcBlockLastLine"><text:span text:style-name="OrgSrcFontLockBuiltinFace">:init</text:span><text:s/>(save-place-mode))</text:p>
      <text:h text:style-name="Heading_20_1" text:outline-level="1" text:is-list-header="false">
<text:bookmark-start text:name="OrgXref.orgb288744"/>
<text:bookmark text:name="orgb288744"/>Scroll one line
<text:bookmark-end text:name="OrgXref.orgb288744"/></text:h>
      <text:p text:style-name="OrgSrcBlockLastLine">(<text:span text:style-name="OrgSrcFontLockKeywordFace">setq</text:span><text:s/>scroll-step<text:s/>1)</text:p>
      <text:h text:style-name="Heading_20_1" text:outline-level="1" text:is-list-header="false">
<text:bookmark-start text:name="OrgXref.org27326e2"/>
<text:bookmark text:name="org27326e2"/>Show parenthesis
<text:bookmark-end text:name="OrgXref.org27326e2"/></text:h>
      <text:p text:style-name="Text_20_body">Show parenthesis matching.
</text:p>
      <text:p text:style-name="OrgSrcBlockLastLine">(show-paren-mode<text:s/>t)</text:p>
      <text:h text:style-name="Heading_20_1" text:outline-level="1" text:is-list-header="false">
<text:bookmark-start text:name="OrgXref.org5bf5f2f"/>
<text:bookmark text:name="org5bf5f2f"/>Swipper and Counsel
<text:bookmark-end text:name="OrgXref.org5bf5f2f"/></text:h>
      <text:p text:style-name="Text_20_body">Some fancy search configurations with key-bindings.
</text:p>
      <text:p text:style-name="OrgSrcBlock">(<text:span text:style-name="OrgSrcFontLockKeywordFace">use-package</text:span><text:s/><text:span text:style-name="OrgSrcFontLockConstantFace">counsel</text:span></text:p>
      <text:p text:style-name="OrgSrcBlock"><text:s/><text:s/><text:span text:style-name="OrgSrcFontLockBuiltinFace">:ensure</text:span><text:s/>t</text:p>
      <text:p text:style-name="OrgSrcBlock"><text:s/><text:s/>)</text:p>
      <text:p text:style-name="OrgSrcBlock"/>
      <text:p text:style-name="OrgSrcBlock">(<text:span text:style-name="OrgSrcFontLockKeywordFace">use-package</text:span><text:s/><text:span text:style-name="OrgSrcFontLockConstantFace">swiper</text:span></text:p>
      <text:p text:style-name="OrgSrcBlock"><text:s/><text:s/><text:span text:style-name="OrgSrcFontLockBuiltinFace">:ensure</text:span><text:s/>try</text:p>
      <text:p text:style-name="OrgSrcBlock"><text:s/><text:s/><text:span text:style-name="OrgSrcFontLockBuiltinFace">:config</text:span></text:p>
      <text:p text:style-name="OrgSrcBlock"><text:s/><text:s/>(<text:span text:style-name="OrgSrcFontLockKeywordFace">progn</text:span></text:p>
      <text:p text:style-name="OrgSrcBlock"><text:s/><text:s/><text:s/><text:s/>(ivy-mode<text:s/>1)</text:p>
      <text:p text:style-name="OrgSrcBlock"><text:s/><text:s/><text:s/><text:s/>(<text:span text:style-name="OrgSrcFontLockKeywordFace">setq</text:span><text:s/>ivy-use-virtual-buffers<text:s/>t)</text:p>
      <text:p text:style-name="OrgSrcBlock"><text:s/><text:s/><text:s/><text:s/>(global-set-key<text:s/><text:span text:style-name="OrgSrcFontLockStringFace">"\C-s"</text:span><text:s/>'swiper)</text:p>
      <text:p text:style-name="OrgSrcBlock"><text:s/><text:s/><text:s/><text:s/>(global-set-key<text:s/>(kbd<text:s/><text:span text:style-name="OrgSrcFontLockStringFace">"C-c<text:s/>C-r"</text:span>)<text:s/>'ivy-resume)</text:p>
      <text:p text:style-name="OrgSrcBlock"><text:s/><text:s/><text:s/><text:s/>(global-set-key<text:s/>(kbd<text:s/><text:span text:style-name="OrgSrcFontLockStringFace">"&lt;f6&gt;"</text:span>)<text:s/>'ivy-resume)</text:p>
      <text:p text:style-name="OrgSrcBlock"><text:s/><text:s/><text:s/><text:s/>(global-set-key<text:s/>(kbd<text:s/><text:span text:style-name="OrgSrcFontLockStringFace">"M-x"</text:span>)<text:s/>'counsel-M-x)</text:p>
      <text:p text:style-name="OrgSrcBlock"><text:s/><text:s/><text:s/><text:s/>(global-set-key<text:s/>(kbd<text:s/><text:span text:style-name="OrgSrcFontLockStringFace">"C-x<text:s/>C-f"</text:span>)<text:s/>'counsel-find-file)</text:p>
      <text:p text:style-name="OrgSrcBlock"><text:s/><text:s/><text:s/><text:s/>(global-set-key<text:s/>(kbd<text:s/><text:span text:style-name="OrgSrcFontLockStringFace">"C-c<text:s/>g"</text:span>)<text:s/>'counsel-git)</text:p>
      <text:p text:style-name="OrgSrcBlock"><text:s/><text:s/><text:s/><text:s/>(global-set-key<text:s/>(kbd<text:s/><text:span text:style-name="OrgSrcFontLockStringFace">"C-c<text:s/>j"</text:span>)<text:s/>'counsel-git-grep)</text:p>
      <text:p text:style-name="OrgSrcBlock"><text:s/><text:s/><text:s/><text:s/>(global-set-key<text:s/>(kbd<text:s/><text:span text:style-name="OrgSrcFontLockStringFace">"C-c<text:s/>k"</text:span>)<text:s/>'counsel-ag)</text:p>
      <text:p text:style-name="OrgSrcBlock"><text:s/><text:s/><text:s/><text:s/>(global-set-key<text:s/>(kbd<text:s/><text:span text:style-name="OrgSrcFontLockStringFace">"C-x<text:s/>l"</text:span>)<text:s/>'counsel-locate)</text:p>
      <text:p text:style-name="OrgSrcBlock"><text:s/><text:s/><text:s/><text:s/>(global-set-key<text:s/>(kbd<text:s/><text:span text:style-name="OrgSrcFontLockStringFace">"C-S-o"</text:span>)<text:s/>'counsel-rhythmbox)</text:p>
      <text:p text:style-name="OrgSrcBlock"><text:s/><text:s/><text:s/><text:s/>(define-key<text:s/>read-expression-map<text:s/>(kbd<text:s/><text:span text:style-name="OrgSrcFontLockStringFace">"C-r"</text:span>)<text:s/>'counsel-expression-history)</text:p>
      <text:p text:style-name="OrgSrcBlock"><text:s/><text:s/><text:s/><text:s/>))</text:p>
      <text:p text:style-name="OrgSrcBlock"/>
      <text:p text:style-name="OrgSrcBlock">(<text:span text:style-name="OrgSrcFontLockKeywordFace">use-package</text:span><text:s/><text:span text:style-name="OrgSrcFontLockConstantFace">avy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bind</text:span><text:s/>(<text:span text:style-name="OrgSrcFontLockStringFace">"M-s"</text:span><text:s/>.<text:s/>avy-goto-char))</text:p>
      <text:p text:style-name="OrgSrcBlock"/>
      <text:p text:style-name="OrgSrcBlock">(<text:span text:style-name="OrgSrcFontLockKeywordFace">use-package</text:span><text:s/><text:span text:style-name="OrgSrcFontLockConstantFace">avy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config</text:span></text:p>
      <text:p text:style-name="OrgSrcBlockLastLine"><text:s/><text:s/>(avy-setup-default))</text:p>
      <text:p text:style-name="OrgSrcBlockLastLine"/>
      <text:h text:style-name="Heading_20_1" text:outline-level="1" text:is-list-header="false">
<text:bookmark-start text:name="OrgXref.org5783399"/>
<text:bookmark text:name="org5783399"/>Theme config
<text:bookmark-end text:name="OrgXref.org5783399"/></text:h>
      <text:p text:style-name="Text_20_body">Treat all themes as safe. Avoiding prompt for yes and no.
</text:p>
      <text:p text:style-name="OrgSrcBlockLastLine">(<text:span text:style-name="OrgSrcFontLockKeywordFace">setq</text:span><text:s/>custom-safe-themes<text:s/>t)</text:p>
      <text:p text:style-name="Text_20_body">Ensuring badger-thene package is installed and loaded
</text:p>
      <text:p text:style-name="OrgSrcBlock">(<text:span text:style-name="OrgSrcFontLockKeywordFace">use-package</text:span><text:s/><text:span text:style-name="OrgSrcFontLockConstantFace">leuven-theme</text:span></text:p>
      <text:p text:style-name="OrgSrcBlock"><text:span text:style-name="OrgSrcFontLockBuiltinFace">:ensure</text:span><text:s/>t</text:p>
      <text:p text:style-name="OrgSrcBlockLastLine"><text:span text:style-name="OrgSrcFontLockBuiltinFace">:config</text:span><text:s/>(load-theme<text:s/>'leuven))</text:p>
      <text:h text:style-name="Heading_20_1" text:outline-level="1" text:is-list-header="false">
<text:bookmark-start text:name="OrgXref.org7537017"/>
<text:bookmark text:name="org7537017"/>try package
<text:bookmark-end text:name="OrgXref.org7537017"/></text:h>
      <text:p text:style-name="Text_20_body">Try is use to just try any specific package of current session.
It does not install any package for future sessions.
</text:p>
      <text:p text:style-name="OrgSrcBlock">(<text:span text:style-name="OrgSrcFontLockKeywordFace">use-package</text:span><text:s/><text:span text:style-name="OrgSrcFontLockConstantFace">try</text:span></text:p>
      <text:p text:style-name="OrgSrcBlockLastLine"><text:span text:style-name="OrgSrcFontLockBuiltinFace">:ensure</text:span><text:s/>t)</text:p>
      <text:h text:style-name="Heading_20_1" text:outline-level="1" text:is-list-header="false">
<text:bookmark-start text:name="OrgXref.orgfb4a5ed"/>
<text:bookmark text:name="orgfb4a5ed"/>Whick Key
<text:bookmark-end text:name="OrgXref.orgfb4a5ed"/></text:h>
      <text:p text:style-name="Text_20_body">Shows all configuraion of pressed key(s).
</text:p>
      <text:p text:style-name="OrgSrcBlock">(<text:span text:style-name="OrgSrcFontLockKeywordFace">use-package</text:span><text:s/><text:span text:style-name="OrgSrcFontLockConstantFace">which-key</text:span></text:p>
      <text:p text:style-name="OrgSrcBlock"><text:span text:style-name="OrgSrcFontLockBuiltinFace">:ensure</text:span><text:s/>t</text:p>
      <text:p text:style-name="OrgSrcBlock"><text:span text:style-name="OrgSrcFontLockBuiltinFace">:config</text:span></text:p>
      <text:p text:style-name="OrgSrcBlockLastLine">(which-key-mode))</text:p>
      <text:h text:style-name="Heading_20_1" text:outline-level="1" text:is-list-header="false">
<text:bookmark-start text:name="OrgXref.orgdc7c51f"/>
<text:bookmark text:name="orgdc7c51f"/>Projectile
<text:bookmark-end text:name="OrgXref.orgdc7c51f"/></text:h>
      <text:p text:style-name="OrgSrcBlock">(<text:span text:style-name="OrgSrcFontLockKeywordFace">use-package</text:span><text:s/><text:span text:style-name="OrgSrcFontLockConstantFace">projectile</text:span></text:p>
      <text:p text:style-name="OrgSrcBlock"><text:span text:style-name="OrgSrcFontLockBuiltinFace">:ensure</text:span><text:s/>t</text:p>
      <text:p text:style-name="OrgSrcBlock"><text:span text:style-name="OrgSrcFontLockBuiltinFace">:config</text:span></text:p>
      <text:p text:style-name="OrgSrcBlock">(projectile-mode<text:s/>+1)</text:p>
      <text:p text:style-name="OrgSrcBlock">(define-key<text:s/>projectile-mode-map<text:s/>(kbd<text:s/><text:span text:style-name="OrgSrcFontLockStringFace">"s-p"</text:span>)<text:s/>'projectile-command-map)</text:p>
      <text:p text:style-name="OrgSrcBlockLastLine">(define-key<text:s/>projectile-mode-map<text:s/>(kbd<text:s/><text:span text:style-name="OrgSrcFontLockStringFace">"C-c<text:s/>p"</text:span>)<text:s/>'projectile-command-map))</text:p>
      <text:h text:style-name="Heading_20_1" text:outline-level="1" text:is-list-header="false">
<text:bookmark-start text:name="OrgXref.org4cb9364"/>
<text:bookmark text:name="org4cb9364"/>Yes or No
<text:bookmark-end text:name="OrgXref.org4cb9364"/></text:h>
      <text:p text:style-name="OrgSrcBlockLastLine">(<text:span text:style-name="OrgSrcFontLockKeywordFace">defalias</text:span><text:s/>'<text:span text:style-name="OrgSrcFontLockFunctionNameFace">yes-or-no-p</text:span><text:s/>'y-or-n-p)</text:p>
      <text:h text:style-name="Heading_20_1" text:outline-level="1" text:is-list-header="false">
<text:bookmark-start text:name="OrgXref.orga8e5f4e"/>
<text:bookmark text:name="orga8e5f4e"/>Font
<text:bookmark-end text:name="OrgXref.orga8e5f4e"/></text:h>
      <text:p text:style-name="OrgSrcBlock">(add-to-list<text:s/>'default-frame-alist</text:p>
      <text:p text:style-name="OrgSrcBlock"><text:tab/><text:s/><text:s/><text:s/><text:s/><text:s/>'(font<text:s/>.<text:s/><text:span text:style-name="OrgSrcFontLockStringFace">"Fantasque<text:s/>Sans<text:s/>Mono-11"</text:span>))</text:p>
      <text:p text:style-name="OrgSrcBlock"/>
      <text:p text:style-name="OrgSrcBlockLastLine">(set-frame-font<text:s/><text:span text:style-name="OrgSrcFontLockStringFace">"Fantasque<text:s/>Sans<text:s/>Mono-11"</text:span><text:s/>nil<text:s/>t)</text:p>
      <text:h text:style-name="Heading_20_1" text:outline-level="1" text:is-list-header="false">
<text:bookmark-start text:name="OrgXref.org1f36ae9"/>
<text:bookmark text:name="org1f36ae9"/>Tool Bar Hide
<text:bookmark-end text:name="OrgXref.org1f36ae9"/></text:h>
      <text:p text:style-name="OrgSrcBlockLastLine">(tool-bar<text:s/>mode<text:s/>f)</text:p>
      <text:p text:style-name="OrgSrcBlockLastLin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nil" fo:padding="0.049cm" fo:border="0.51pt solid #000000" style:shadow="none">
        <style:background-image/>
      </style:paragraph-properties>
      <style:text-properties fo:color="nil"/>
    </style:style>
    <style:style style:name="OrgSrcBlock" style:family="paragraph" style:parent-style-name="Preformatted_20_Text">
      <style:paragraph-properties fo:background-color="nil" fo:padding="0.049cm" fo:border="0.51pt solid #000000" style:shadow="none">
        <style:background-image/>
      </style:paragraph-properties>
      <style:text-properties fo:color="nil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36a07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6699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d8d84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d8d84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80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6fe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333333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d0372d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aurabh</dc:creator>
    <meta:initial-creator>saurabh</meta:initial-creator>
    <dc:date>2020-02-24T16:33:22</dc:date>
    <meta:creation-date>2020-02-24T16:33:22</meta:creation-date>
    <meta:generator>Emacs 26.1 (Org mode 9.1.9)</meta:generator>
    <meta:keyword/>
    <dc:subject/>
    <dc:title/>
  </office:meta>
</office:document-meta>
</file>